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EXP([.A1])" office:value-type="float" office:value="15.3328870199072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[.A2])" office:value-type="float" office:value="1.49182469764127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EXP([.A3])" office:value-type="float" office:value="31.8169765146677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EXP([.A4])" office:value-type="float" office:value="1737.14805734885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EXP([.A5])" office:value-type="float" office:value="1.2712491503214" calcext:value-type="float">
            <text:p/>
          </table:table-cell>
          <table:table-cell table:number-columns-repeated="1022"/>
        </table:table-row>
        <table:table-row table:style-name="ro1">
          <table:table-cell/>
          <table:table-cell table:formula="of:=EXP([.A6])" office:value-type="float" office:value="1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EXP([.A7])" office:value-type="float" office:value="265.071605786227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EXP([.A8])" office:value-type="float" office:value="1.52196155561863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EXP([.A9])" office:value-type="float" office:value="15214.436107082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EXP([.A10])" office:value-type="float" office:value="73.699793699595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EXP([.A11])" office:value-type="float" office:value="1.9542373206359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EXP([.A12])" office:value-type="float" office:value="5.1551695122346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EXP([.A13])" office:value-type="float" office:value="1.09417428370521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EXP([.A14])" office:value-type="float" office:value="3.2219926385285" calcext:value-type="float">
            <text:p/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EXP([.A15])" office:value-type="float" office:value="252.143911023513" calcext:value-type="float">
            <text:p/>
          </table:table-cell>
          <table:table-cell table:number-columns-repeated="1022"/>
        </table:table-row>
        <table:table-row table:style-name="ro1">
          <table:table-cell/>
          <table:table-cell table:formula="of:=EXP([.A16])" office:value-type="float" office:value="1" calcext:value-type="float">
            <text:p/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 style:data-style-name="N2" text:time-value="0000-00-00T00:00:01.708380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8T16:41:16.262000000</dc:date>
    <meta:editing-cycles>43</meta:editing-cycles>
    <meta:editing-duration>PT11H39M57S</meta:editing-duration>
    <meta:generator>LibreOfficeDev/4.2.0.0.alpha0$Windows_x86 LibreOffice_project/8e7681325fe1ecb7b914566f31360520b1380a5d</meta:generator>
    <meta:document-statistic meta:table-count="1" meta:cell-count="0" meta:object-count="0"/>
  </office:meta>
</office:document-meta>
</file>